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d606a" officeooo:paragraph-rsid="001d606a"/>
    </style:style>
    <style:style style:name="P2" style:family="paragraph" style:parent-style-name="Standard">
      <style:text-properties officeooo:rsid="001d606a" officeooo:paragraph-rsid="001d606a"/>
    </style:style>
    <style:style style:name="P3" style:family="paragraph" style:parent-style-name="Standard">
      <style:paragraph-properties>
        <style:tab-stops>
          <style:tab-stop style:position="0.2492in"/>
          <style:tab-stop style:position="6.3783in"/>
        </style:tab-stops>
      </style:paragraph-properties>
      <style:text-properties officeooo:rsid="001d606a" officeooo:paragraph-rsid="001d606a"/>
    </style:style>
    <style:style style:name="P4" style:family="paragraph" style:parent-style-name="Standard">
      <style:paragraph-properties>
        <style:tab-stops>
          <style:tab-stop style:position="0.2492in"/>
          <style:tab-stop style:position="6.3783in"/>
        </style:tab-stops>
      </style:paragraph-properties>
      <style:text-properties officeooo:rsid="001d606a" officeooo:paragraph-rsid="001d606a"/>
    </style:style>
    <style:style style:name="P5" style:family="paragraph" style:parent-style-name="Standard">
      <style:text-properties officeooo:paragraph-rsid="001d606a"/>
    </style:style>
    <style:style style:name="P6" style:family="paragraph" style:parent-style-name="Standard">
      <style:text-properties officeooo:rsid="001f1c84" officeooo:paragraph-rsid="001f1c84"/>
    </style:style>
    <style:style style:name="P7" style:family="paragraph" style:parent-style-name="Standard">
      <style:paragraph-properties>
        <style:tab-stops>
          <style:tab-stop style:position="0.2492in"/>
          <style:tab-stop style:position="6.3783in"/>
        </style:tab-stops>
      </style:paragraph-properties>
      <style:text-properties officeooo:rsid="001f1c84" officeooo:paragraph-rsid="001f1c84"/>
    </style:style>
    <style:style style:name="P8" style:family="paragraph" style:parent-style-name="Standard">
      <style:text-properties officeooo:rsid="0020023f" officeooo:paragraph-rsid="0020023f"/>
    </style:style>
    <style:style style:name="P9" style:family="paragraph" style:parent-style-name="Standard">
      <style:text-properties officeooo:rsid="00217c74" officeooo:paragraph-rsid="00217c74"/>
    </style:style>
    <style:style style:name="P10" style:family="paragraph" style:parent-style-name="Standard">
      <style:text-properties officeooo:rsid="0022761f" officeooo:paragraph-rsid="0022761f"/>
    </style:style>
    <style:style style:name="P11" style:family="paragraph" style:parent-style-name="Standard">
      <style:text-properties officeooo:rsid="00240fa5" officeooo:paragraph-rsid="00240fa5"/>
    </style:style>
    <style:style style:name="P12" style:family="paragraph" style:parent-style-name="Standard">
      <style:paragraph-properties fo:text-align="justify" style:justify-single-word="false"/>
      <style:text-properties officeooo:paragraph-rsid="001d606a"/>
    </style:style>
    <style:style style:name="P13" style:family="paragraph" style:parent-style-name="Standard">
      <style:text-properties fo:font-weight="bold" officeooo:rsid="001d606a" officeooo:paragraph-rsid="001d606a" style:font-weight-asian="bold" style:font-weight-complex="bold"/>
    </style:style>
    <style:style style:name="P14" style:family="paragraph" style:parent-style-name="Standard">
      <style:paragraph-properties fo:line-height="115%" fo:text-align="center" style:justify-single-word="false"/>
      <style:text-properties fo:font-size="15pt" officeooo:rsid="001d606a" officeooo:paragraph-rsid="001d606a" style:font-size-asian="15pt" style:font-size-complex="15pt"/>
    </style:style>
    <style:style style:name="P15" style:family="paragraph" style:parent-style-name="Standard">
      <style:paragraph-properties fo:line-height="200%" fo:text-align="center" style:justify-single-word="false"/>
      <style:text-properties fo:font-size="15pt" officeooo:rsid="001d606a" officeooo:paragraph-rsid="001d606a" style:font-size-asian="15pt" style:font-size-complex="15pt"/>
    </style:style>
    <style:style style:name="P16" style:family="paragraph" style:parent-style-name="Standard">
      <style:paragraph-properties fo:line-height="115%" fo:text-align="center" style:justify-single-word="false"/>
      <style:text-properties fo:font-size="18pt" fo:font-weight="bold" officeooo:rsid="001d606a" officeooo:paragraph-rsid="001d606a" style:font-size-asian="18pt" style:font-weight-asian="bold" style:font-size-complex="18pt" style:font-weight-complex="bold"/>
    </style:style>
    <style:style style:name="T1" style:family="text">
      <style:text-properties officeooo:rsid="001d606a"/>
    </style:style>
    <style:style style:name="T2" style:family="text">
      <style:text-properties officeooo:rsid="0022761f"/>
    </style:style>
    <style:style style:name="T3" style:family="text">
      <style:text-properties officeooo:rsid="0024f553"/>
    </style:style>
    <style:style style:name="T4" style:family="text">
      <style:text-properties officeooo:rsid="00261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Házi Feladat</text:p>
      <text:p text:style-name="P14">Programozás alapjai 2.</text:p>
      <text:p text:style-name="P15">Feladatválasztás / Specifikáció</text:p>
      <text:p text:style-name="P14">Zagyvai Péter</text:p>
      <text:p text:style-name="P14">HDUEO8</text:p>
      <text:p text:style-name="P15">2024.03.15</text:p>
      <text:p text:style-name="P13">TARTALOM</text:p>
      <text:p text:style-name="P3">1. <text:tab/>Feladatválasztás<text:tab/><text:span text:style-name="T3">2.</text:span></text:p>
      <text:p text:style-name="P7">1.1<text:tab/>Feladatmódosítás<text:tab/><text:span text:style-name="T3">2.</text:span></text:p>
      <text:p text:style-name="P3">2. <text:tab/>Specifikáció<text:tab/><text:span text:style-name="T3">2.</text:span></text:p>
      <text:p text:style-name="P1">1. Feladatválasztás</text:p>
      <text:p text:style-name="P10">1.1. Feladatleírás</text:p>
      <text:p text:style-name="P2">Generikus lista</text:p>
      <text:p text:style-name="P12"><text:span text:style-name="T1">Készítsen generikus duplán láncolt rendezett listát! A kulcsok közötti rendezettséget a szokásos relációs operátorokkal vizsgálja, amit szükség esetén specializál! Használjon strázsát a lista elején!<text:line-break/>Valósítsa meg az összes értelmes műveletet operátor átdefiniálással (overload), de nem kell ragaszkodni az összes operátor átdefiniálásához! Legyen az osztálynak iterátora is! Legyen képes az objektum perzisztens viselkedésre! Specifikáljon egy egyszerű tesztfeladatot, amiben fel tudja használni az elkészített adatszerkezetet! A tesztprogramot külön modulként fordított programmal oldja meg! A megoldáshoz </text:span><text:span text:style-name="Strong_20_Emphasis"><text:span text:style-name="T1">ne</text:span></text:span><text:span text:style-name="T1"> használjon STL tárolót!</text:span></text:p>
      <text:p text:style-name="P5"/>
      <text:p text:style-name="P6">1.<text:span text:style-name="T2">2</text:span>. Feladat módosítás</text:p>
      <text:p text:style-name="P8">Feladattól némi képen eltérnék. Nem használnék strázsát a lista elején, az első listaelem már tartalmaz adatot, illetve a lista nem szűri és rendezi automatikusan a beszúrt elemeket, azonban függvények formájában ad lehetőséget ezekre.</text:p>
      <text:p text:style-name="P8"/>
      <text:p text:style-name="P9">2. Specifikáció</text:p>
      <text:p text:style-name="P11">A feladata egy generikus <text:span text:style-name="T4">lista</text:span> elkészítése, </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hu" fo:country="H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1:07:25.009002400</meta:creation-date>
    <dc:date>2024-03-15T11:29:09.969548420</dc:date>
    <meta:editing-duration>PT20M40S</meta:editing-duration>
    <meta:editing-cycles>9</meta:editing-cycles>
    <meta:generator>LibreOffice/24.2.1.2$Linux_X86_64 LibreOffice_project/47cb2a8f5842ca5ed1da82b752a3c58b1b107b25</meta:generator>
    <meta:document-statistic meta:table-count="0" meta:image-count="0" meta:object-count="0" meta:page-count="2" meta:paragraph-count="18" meta:word-count="149" meta:character-count="1169" meta:non-whitespace-character-count="1035"/>
  </office:meta>
</office:document-meta>
</file>